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102cm" svg:stroke-color="#000000" draw:marker-start-width="0.457cm" draw:marker-end-width="0.457cm" draw:fill="none" draw:fill-color="#ffffff" fo:min-height="1.02cm" fo:padding-top="0.176cm" fo:padding-bottom="0.176cm" fo:padding-left="0.301cm" fo:padding-right="0.301cm"/>
    </style:style>
    <style:style style:name="gr2" style:family="graphic" style:parent-style-name="standard">
      <style:graphic-properties draw:fill="none" draw:textarea-vertical-align="middle" draw:auto-grow-height="false" fo:min-height="0cm" fo:min-width="0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svg:stroke-width="0.102cm" svg:stroke-color="#000000" draw:marker-start-width="0.457cm" draw:marker-end-width="0.457cm" draw:fill="none" draw:fill-color="#ffffff" fo:min-height="1.02cm" fo:padding-top="0.176cm" fo:padding-bottom="0.176cm" fo:padding-left="0.301cm" fo:padding-right="0.301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.175cm" svg:height="1.372cm" svg:x="7.35cm" svg:y="1.165cm">
            <draw:text-box>
              <text:p text:style-name="P1"><text:span text:style-name="T1">FUSE</text:span></text:p>
            </draw:text-box>
          </draw:frame>
          <draw:custom-shape draw:style-name="gr2" draw:text-style-name="P2" draw:layer="layout" svg:width="1.27cm" svg:height="1.27cm" svg:x="6.275cm" svg:y="1.13cm">
            <text:p/>
            <draw:enhanced-geometry svg:viewBox="0 0 21600 21600" draw:text-areas="0 0 21600 21600" draw:mirror-vertical="true" draw:mirror-horizontal="false" draw:type="circular-arrow" draw:modifiers="69.6972069340765 -94.4026740312911 9408.723411641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rect draw:style-name="gr3" draw:text-style-name="P3" draw:id="id2" draw:layer="layout" svg:width="2.54cm" svg:height="0.635cm" svg:x="3.66cm" svg:y="4.89cm">
            <text:p text:style-name="P3"><text:span text:style-name="T2">Req</text:span></text:p>
          </draw:rect>
          <draw:custom-shape draw:style-name="gr2" draw:text-style-name="P2" draw:layer="layout" svg:width="1.27cm" svg:height="1.27cm" svg:x="5.475cm" svg:y="1.13cm">
            <text:p/>
            <draw:enhanced-geometry svg:viewBox="0 0 21600 21600" draw:text-areas="0 0 21600 21600" draw:mirror-vertical="true" draw:mirror-horizontal="false" draw:type="circular-arrow" draw:modifiers="69.6972069340765 -94.4026740312911 9408.723411641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" draw:text-style-name="P1" draw:id="id5" draw:layer="layout" svg:width="5.715cm" svg:height="1.372cm" svg:x="2.085cm" svg:y="6.21cm">
            <draw:text-box>
              <text:p text:style-name="P1"><text:span text:style-name="T1">DIR Proxy</text:span></text:p>
            </draw:text-box>
          </draw:frame>
          <draw:custom-shape draw:style-name="gr2" draw:text-style-name="P2" draw:layer="layout" svg:width="1.27cm" svg:height="1.27cm" svg:x="1.075cm" svg:y="6.131cm">
            <text:p/>
            <draw:enhanced-geometry svg:viewBox="0 0 21600 21600" draw:text-areas="0 0 21600 21600" draw:mirror-vertical="true" draw:mirror-horizontal="false" draw:type="circular-arrow" draw:modifiers="69.6972069340765 -94.4026740312911 9408.723411641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4" draw:text-style-name="P1" draw:id="id1" draw:layer="layout" svg:width="8.314cm" svg:height="1.372cm" svg:x="4.851cm" svg:y="2.665cm">
            <draw:text-box>
              <text:p text:style-name="P1"><text:span text:style-name="T1">XtreemFS Volume</text:span></text:p>
            </draw:text-box>
          </draw:frame>
          <draw:custom-shape draw:style-name="gr2" draw:text-style-name="P2" draw:layer="layout" svg:width="1.27cm" svg:height="1.27cm" svg:x="1.076cm" svg:y="6.132cm">
            <text:p/>
            <draw:enhanced-geometry svg:viewBox="0 0 21600 21600" draw:text-areas="0 0 21600 21600" draw:mirror-vertical="true" draw:mirror-horizontal="false" draw:type="circular-arrow" draw:modifiers="69.6972069340765 -94.4026740312911 9408.723411641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rect draw:style-name="gr3" draw:text-style-name="P3" draw:layer="layout" svg:width="2.54cm" svg:height="0.635cm" svg:x="3.66cm" svg:y="5.491cm">
            <text:p text:style-name="P3"><text:span text:style-name="T2">Req</text:span></text:p>
          </draw:rect>
          <draw:connector draw:style-name="gr5" draw:text-style-name="P2" draw:layer="layout" draw:type="line" svg:x1="9.008cm" svg:y1="4.037cm" svg:x2="4.93cm" svg:y2="4.89cm" draw:start-shape="id1" draw:start-glue-point="2" draw:end-shape="id2" draw:end-glue-point="0" svg:d="m9008 4037-4078 853">
            <text:p/>
          </draw:connector>
          <draw:rect draw:style-name="gr3" draw:text-style-name="P3" draw:id="id3" draw:layer="layout" svg:width="2.54cm" svg:height="0.635cm" svg:x="11.861cm" svg:y="4.89cm">
            <text:p text:style-name="P3"><text:span text:style-name="T2">Req</text:span></text:p>
          </draw:rect>
          <draw:frame draw:style-name="gr1" draw:text-style-name="P1" draw:id="id7" draw:layer="layout" svg:width="5.715cm" svg:height="1.372cm" svg:x="10.286cm" svg:y="6.21cm">
            <draw:text-box>
              <text:p text:style-name="P1"><text:span text:style-name="T1">MRC Proxy</text:span></text:p>
            </draw:text-box>
          </draw:frame>
          <draw:custom-shape draw:style-name="gr2" draw:text-style-name="P2" draw:layer="layout" svg:width="1.27cm" svg:height="1.27cm" svg:x="9.276cm" svg:y="6.131cm">
            <text:p/>
            <draw:enhanced-geometry svg:viewBox="0 0 21600 21600" draw:text-areas="0 0 21600 21600" draw:mirror-vertical="true" draw:mirror-horizontal="false" draw:type="circular-arrow" draw:modifiers="69.6972069340765 -94.4026740312911 9408.723411641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" draw:text-style-name="P2" draw:layer="layout" svg:width="1.27cm" svg:height="1.27cm" svg:x="9.277cm" svg:y="6.132cm">
            <text:p/>
            <draw:enhanced-geometry svg:viewBox="0 0 21600 21600" draw:text-areas="0 0 21600 21600" draw:mirror-vertical="true" draw:mirror-horizontal="false" draw:type="circular-arrow" draw:modifiers="69.6972069340765 -94.4026740312911 9408.723411641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rect draw:style-name="gr3" draw:text-style-name="P3" draw:layer="layout" svg:width="2.54cm" svg:height="0.635cm" svg:x="11.861cm" svg:y="5.491cm">
            <text:p text:style-name="P3"><text:span text:style-name="T2">Req</text:span></text:p>
          </draw:rect>
          <draw:connector draw:style-name="gr5" draw:text-style-name="P2" draw:layer="layout" draw:type="line" svg:x1="9.008cm" svg:y1="4.037cm" svg:x2="13.131cm" svg:y2="4.89cm" draw:start-shape="id1" draw:start-glue-point="2" draw:end-shape="id3" draw:end-glue-point="0" svg:d="m9008 4037 4123 853">
            <text:p/>
          </draw:connector>
          <draw:rect draw:style-name="gr3" draw:text-style-name="P3" draw:id="id4" draw:layer="layout" svg:width="2.54cm" svg:height="0.635cm" svg:x="7.762cm" svg:y="8.09cm">
            <text:p text:style-name="P3"><text:span text:style-name="T2">Req</text:span></text:p>
          </draw:rect>
          <draw:frame draw:style-name="gr1" draw:text-style-name="P1" draw:id="id6" draw:layer="layout" svg:width="5.715cm" svg:height="1.372cm" svg:x="6.187cm" svg:y="9.41cm">
            <draw:text-box>
              <text:p text:style-name="P1"><text:span text:style-name="T1">OSD Proxy</text:span></text:p>
            </draw:text-box>
          </draw:frame>
          <draw:custom-shape draw:style-name="gr2" draw:text-style-name="P2" draw:layer="layout" svg:width="1.27cm" svg:height="1.27cm" svg:x="5.177cm" svg:y="9.331cm">
            <text:p/>
            <draw:enhanced-geometry svg:viewBox="0 0 21600 21600" draw:text-areas="0 0 21600 21600" draw:mirror-vertical="true" draw:mirror-horizontal="false" draw:type="circular-arrow" draw:modifiers="69.6972069340765 -94.4026740312911 9408.723411641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" draw:text-style-name="P2" draw:layer="layout" svg:width="1.27cm" svg:height="1.27cm" svg:x="5.178cm" svg:y="9.332cm">
            <text:p/>
            <draw:enhanced-geometry svg:viewBox="0 0 21600 21600" draw:text-areas="0 0 21600 21600" draw:mirror-vertical="true" draw:mirror-horizontal="false" draw:type="circular-arrow" draw:modifiers="69.6972069340765 -94.4026740312911 9408.723411641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rect draw:style-name="gr3" draw:text-style-name="P3" draw:layer="layout" svg:width="2.54cm" svg:height="0.635cm" svg:x="7.762cm" svg:y="8.691cm">
            <text:p text:style-name="P3"><text:span text:style-name="T2">Req</text:span></text:p>
          </draw:rect>
          <draw:connector draw:style-name="gr5" draw:text-style-name="P2" draw:layer="layout" draw:type="line" svg:x1="9.008cm" svg:y1="4.037cm" svg:x2="9.032cm" svg:y2="8.09cm" draw:start-shape="id1" draw:start-glue-point="2" draw:end-shape="id4" draw:end-glue-point="0" svg:d="m9008 4037 24 4053">
            <text:p/>
          </draw:connector>
          <draw:connector draw:style-name="gr6" draw:text-style-name="P2" draw:layer="layout" draw:type="line" svg:x1="4.942cm" svg:y1="7.582cm" svg:x2="4.942cm" svg:y2="8.635cm" draw:start-shape="id5" draw:start-glue-point="2" svg:d="m4942 7582v1053">
            <text:p/>
          </draw:connector>
          <draw:connector draw:style-name="gr6" draw:text-style-name="P2" draw:layer="layout" draw:type="line" svg:x1="9.044cm" svg:y1="10.782cm" svg:x2="9.071cm" svg:y2="11.833cm" draw:start-shape="id6" draw:start-glue-point="2" svg:d="m9044 10782 27 1051">
            <text:p/>
          </draw:connector>
          <draw:connector draw:style-name="gr6" draw:text-style-name="P2" draw:layer="layout" draw:type="line" svg:x1="13.143cm" svg:y1="7.582cm" svg:x2="13.142cm" svg:y2="8.635cm" draw:start-shape="id7" draw:start-glue-point="2" svg:d="m13143 7582-1 1053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nor Gordon</meta:initial-creator>
    <meta:creation-date>2009-03-24T17:21:16.16</meta:creation-date>
    <dc:date>2009-03-24T17:42:36.68</dc:date>
    <dc:creator>Minor Gordon</dc:creator>
    <meta:editing-duration>PT00H05M48S</meta:editing-duration>
    <meta:editing-cycles>1</meta:editing-cycles>
    <meta:document-statistic meta:object-count="26"/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